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f193" officeooo:paragraph-rsid="0018f193"/>
    </style:style>
    <style:style style:name="P2" style:family="paragraph" style:parent-style-name="Standard">
      <style:text-properties officeooo:rsid="0018f193" officeooo:paragraph-rsid="001add33"/>
    </style:style>
    <style:style style:name="P3" style:family="paragraph" style:parent-style-name="Standard">
      <style:text-properties officeooo:rsid="001add33" officeooo:paragraph-rsid="001add33"/>
    </style:style>
    <style:style style:name="P4" style:family="paragraph" style:parent-style-name="Standard">
      <style:text-properties officeooo:rsid="001add33" officeooo:paragraph-rsid="001c1ddf"/>
    </style:style>
    <style:style style:name="P5" style:family="paragraph" style:parent-style-name="Standard">
      <style:text-properties style:text-underline-style="solid" style:text-underline-width="auto" style:text-underline-color="font-color" officeooo:rsid="001add33" officeooo:paragraph-rsid="001add33"/>
    </style:style>
    <style:style style:name="P6" style:family="paragraph" style:parent-style-name="Standard">
      <style:text-properties style:text-underline-style="solid" style:text-underline-width="auto" style:text-underline-color="font-color" officeooo:rsid="0018f193" officeooo:paragraph-rsid="0018f193"/>
    </style:style>
    <style:style style:name="P7" style:family="paragraph" style:parent-style-name="Standard">
      <style:text-properties style:text-underline-style="none" officeooo:rsid="001add33" officeooo:paragraph-rsid="001add33"/>
    </style:style>
    <style:style style:name="T1" style:family="text">
      <style:text-properties officeooo:rsid="001add33"/>
    </style:style>
    <style:style style:name="T2" style:family="text">
      <style:text-properties officeooo:rsid="001c1d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enbank erstellen:</text:p>
      <text:p text:style-name="P7"/>
      <text:p text:style-name="P7">create database HE;</text:p>
      <text:p text:style-name="P7">using HE;</text:p>
      <text:p text:style-name="P7"/>
      <text:p text:style-name="P7">(HE=Hardware Electronics)</text:p>
      <text:p text:style-name="P5"/>
      <text:p text:style-name="P5">Die Produkttabelle anlegen:</text:p>
      <text:p text:style-name="P6"/>
      <text:p text:style-name="P1">Create table Product(</text:p>
      <text:p text:style-name="P1"><text:tab/><text:span text:style-name="T1">P.-</text:span>Art.-N<text:span text:style-name="T1">b</text:span><text:tab/><text:tab/><text:tab/>INTEGER(10) UNIQUE NOT NULL,</text:p>
      <text:p text:style-name="P1"><text:tab/>manufacturer<text:tab/>VARCHAR(20) NOT NULL,</text:p>
      <text:p text:style-name="P1"><text:tab/>Art.-<text:span text:style-name="T1">n</text:span>ame<text:tab/><text:tab/>VARCHAR(20) NOT NULL,</text:p>
      <text:p text:style-name="P1"><text:tab/>Price<text:tab/><text:tab/><text:tab/>Decimal(4,2) <text:s/>NOT NULL,</text:p>
      <text:p text:style-name="P1"><text:tab/><text:span text:style-name="T1">Storage-Nb.</text:span><text:tab/><text:tab/>INTEGER(3) NOT NULL,</text:p>
      <text:p text:style-name="P1">);</text:p>
      <text:p text:style-name="P1">Alter table Product Primary Key (<text:span text:style-name="T1">P.-</text:span>Art.-NR);</text:p>
      <text:p text:style-name="P1"/>
      <text:p text:style-name="P1"/>
      <text:p text:style-name="P1"/>
      <text:p text:style-name="P1">Insert into Product ( 1, AMD, Athlon 200GE, 300.00, 10);</text:p>
      <text:p text:style-name="P1">Insert into Product ( 2, AMD, Ryzen 1300X, 500.00, 10);</text:p>
      <text:p text:style-name="P1">Insert into Product ( 3, AMD, Ryzen 1600X, 550.00, 10);</text:p>
      <text:p text:style-name="P1">Insert into Product ( 4, AMD, Ryzen 1800X, 600.00, 10);</text:p>
      <text:p text:style-name="P1">Insert into Product ( 5, AMD, Ryzen 2200G, 650.00, 10);</text:p>
      <text:p text:style-name="P1">Insert into Product ( 6, AMD, Ryzen 2400G, 700.00, 10);</text:p>
      <text:p text:style-name="P1">Insert into Product ( 7, AMD, Ryzen 2600G, 800.00, 10);</text:p>
      <text:p text:style-name="P1">Insert into Product ( 8, AMD, Ryzen 2700X, 850.00, 10);</text:p>
      <text:p text:style-name="P1">Insert into Product ( 9, Intel, Core m3, 350.00, 10);</text:p>
      <text:p text:style-name="P1">Insert into Product ( 10, Intel, Core I3, 450.00, 10);</text:p>
      <text:p text:style-name="P1">Insert into Product ( 11, Intel, Core I5, 650.00, 10);</text:p>
      <text:p text:style-name="P1">Insert into Product ( 12, Intel, Core I7, 700.00, 10);</text:p>
      <text:p text:style-name="P1">Insert into Product ( 13, Intel, Core I9, 899.00, 10);</text:p>
      <text:p text:style-name="P1"/>
      <text:p text:style-name="P1"/>
      <text:p text:style-name="P5">Zum Einkaufswagen hinzufügen:</text:p>
      <text:p text:style-name="P5"/>
      <text:p text:style-name="P2">Create table <text:span text:style-name="T1">Car</text:span>t(</text:p>
      <text:p text:style-name="P2"><text:tab/><text:span text:style-name="T1">C.-</text:span>Art.-N<text:span text:style-name="T1">b</text:span><text:tab/><text:tab/>INTEGER(10) UNIQUE NOT NULL,</text:p>
      <text:p text:style-name="P2"><text:tab/>manufacturer<text:tab/>VARCHAR(20) NOT NULL,</text:p>
      <text:p text:style-name="P2"><text:tab/>Art.-<text:span text:style-name="T1">n</text:span>ame<text:tab/><text:tab/>VARCHAR(20) NOT NULL,</text:p>
      <text:p text:style-name="P2"><text:tab/>Price<text:tab/><text:tab/><text:tab/>Decimal(4,2) <text:s/>NOT NULL,</text:p>
      <text:p text:style-name="P2"><text:tab/><text:span text:style-name="T1">Piece-Nb<text:tab/><text:tab/>INTEGER(2) NOT NULL,</text:span></text:p>
      <text:p text:style-name="P2"/>
      <text:p text:style-name="P2"><text:tab/><text:span text:style-name="T1">Foreign Key (C.-Art.-NR) references Product(P.-Art.-Nr),</text:span></text:p>
      <text:p text:style-name="P2">);</text:p>
      <text:p text:style-name="P2"/>
      <text:p text:style-name="P4">Insert into Cart ( select P.-<text:span text:style-name="T2">Art.-Nb where (C.-Art.-Nb = <text:s/></text:span>P.-<text:span text:style-name="T2">Art.-Nb)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2:35:06.069160060</meta:creation-date>
    <dc:date>2019-04-19T13:04:11.652269023</dc:date>
    <meta:editing-duration>PT3M11S</meta:editing-duration>
    <meta:editing-cycles>1</meta:editing-cycles>
    <meta:document-statistic meta:table-count="0" meta:image-count="0" meta:object-count="0" meta:page-count="1" meta:paragraph-count="36" meta:word-count="216" meta:character-count="1402" meta:non-whitespace-character-count="1197"/>
    <meta:generator>LibreOffice/6.0.7.3$Linux_X86_64 LibreOffice_project/00m0$Build-3</meta:generator>
  </office:meta>
</office:document-meta>
</file>